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Interceptor.onNewInstanceInvoked( InterceptorEvent 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Interceptor.onBpelServerInvoked( InterceptorEvent 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Interceptor.onProcessInvoked( InterceptorEvent 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OpInterceptor.onPartnerInvoked( InterceptorEvent 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